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0c06" officeooo:paragraph-rsid="001f0c06"/>
    </style:style>
    <style:style style:name="P2" style:family="paragraph" style:parent-style-name="Standard">
      <style:text-properties officeooo:rsid="00206e66" officeooo:paragraph-rsid="00206e66"/>
    </style:style>
    <style:style style:name="P3" style:family="paragraph" style:parent-style-name="Standard">
      <style:text-properties officeooo:rsid="00232a63" officeooo:paragraph-rsid="00232a63"/>
    </style:style>
    <style:style style:name="P4" style:family="paragraph" style:parent-style-name="Heading_20_1">
      <style:text-properties style:font-name="Liberation Sans" fo:font-size="18.2000007629395pt" fo:font-weight="bold" officeooo:rsid="002f0b00" officeooo:paragraph-rsid="002f0b00" style:font-name-asian="Noto Sans CJK SC" style:font-size-asian="18.2000007629395pt" style:font-weight-asian="bold" style:font-name-complex="FreeSans" style:font-size-complex="18.2000007629395pt" style:font-weight-complex="bold"/>
    </style:style>
    <style:style style:name="P5" style:family="paragraph" style:parent-style-name="Heading_20_2">
      <style:text-properties officeooo:paragraph-rsid="0024acca"/>
    </style:style>
    <style:style style:name="P6" style:family="paragraph" style:parent-style-name="Heading_20_2">
      <style:text-properties officeooo:paragraph-rsid="002f0b00"/>
    </style:style>
    <style:style style:name="P7" style:family="paragraph" style:parent-style-name="Standard" style:list-style-name="L1">
      <style:text-properties officeooo:paragraph-rsid="00217ae2"/>
    </style:style>
    <style:style style:name="P8" style:family="paragraph" style:parent-style-name="Standard" style:list-style-name="L1">
      <style:text-properties officeooo:rsid="00206e66" officeooo:paragraph-rsid="00206e66"/>
    </style:style>
    <style:style style:name="P9" style:family="paragraph" style:parent-style-name="Standard">
      <style:text-properties officeooo:rsid="00206e66" officeooo:paragraph-rsid="00206e66"/>
    </style:style>
    <style:style style:name="P10" style:family="paragraph" style:parent-style-name="Standard">
      <style:text-properties officeooo:rsid="00206e66" officeooo:paragraph-rsid="0024acca"/>
    </style:style>
    <style:style style:name="P11" style:family="paragraph" style:parent-style-name="Standard">
      <style:text-properties officeooo:rsid="00206e66" officeooo:paragraph-rsid="002f0b00"/>
    </style:style>
    <style:style style:name="P12" style:family="paragraph" style:parent-style-name="Standard" style:list-style-name="L1">
      <style:text-properties officeooo:rsid="00217ae2" officeooo:paragraph-rsid="00217ae2"/>
    </style:style>
    <style:style style:name="P13" style:family="paragraph" style:parent-style-name="Standard" style:list-style-name="L1">
      <style:text-properties officeooo:rsid="00232a63" officeooo:paragraph-rsid="00232a63"/>
    </style:style>
    <style:style style:name="P14" style:family="paragraph" style:parent-style-name="Standard">
      <style:text-properties officeooo:rsid="00232a63" officeooo:paragraph-rsid="00232a63"/>
    </style:style>
    <style:style style:name="P15" style:family="paragraph" style:parent-style-name="Standard" style:list-style-name="L2">
      <style:text-properties officeooo:rsid="00248ad1" officeooo:paragraph-rsid="00248ad1"/>
    </style:style>
    <style:style style:name="P16" style:family="paragraph" style:parent-style-name="Standard">
      <style:text-properties officeooo:rsid="001f0c06" officeooo:paragraph-rsid="001f0c06"/>
    </style:style>
    <style:style style:name="P17" style:family="paragraph" style:parent-style-name="Standard">
      <style:text-properties officeooo:rsid="0024acca" officeooo:paragraph-rsid="0024acca"/>
    </style:style>
    <style:style style:name="P18" style:family="paragraph" style:parent-style-name="Standard" style:list-style-name="L1">
      <style:text-properties officeooo:rsid="00267bc4" officeooo:paragraph-rsid="00267bc4"/>
    </style:style>
    <style:style style:name="P19" style:family="paragraph" style:parent-style-name="Standard">
      <style:text-properties officeooo:rsid="00267bc4" officeooo:paragraph-rsid="00267bc4"/>
    </style:style>
    <style:style style:name="P20" style:family="paragraph" style:parent-style-name="Standard">
      <style:text-properties officeooo:rsid="0026cae5" officeooo:paragraph-rsid="0026cae5"/>
    </style:style>
    <style:style style:name="P21" style:family="paragraph" style:parent-style-name="Standard">
      <style:text-properties officeooo:rsid="002875d9" officeooo:paragraph-rsid="002875d9"/>
    </style:style>
    <style:style style:name="P22" style:family="paragraph" style:parent-style-name="Standard">
      <style:text-properties officeooo:rsid="0029c565" officeooo:paragraph-rsid="0029c565"/>
    </style:style>
    <style:style style:name="P23" style:family="paragraph" style:parent-style-name="Standard">
      <style:text-properties officeooo:rsid="002ae872" officeooo:paragraph-rsid="002ae872"/>
    </style:style>
    <style:style style:name="P24" style:family="paragraph" style:parent-style-name="Standard">
      <style:text-properties officeooo:rsid="002c232a" officeooo:paragraph-rsid="002c232a"/>
    </style:style>
    <style:style style:name="P25" style:family="paragraph" style:parent-style-name="Standard">
      <style:text-properties officeooo:paragraph-rsid="002c232a"/>
    </style:style>
    <style:style style:name="P26" style:family="paragraph" style:parent-style-name="Standard">
      <style:text-properties officeooo:rsid="002ccdc2" officeooo:paragraph-rsid="002ccdc2"/>
    </style:style>
    <style:style style:name="P27" style:family="paragraph" style:parent-style-name="Standard">
      <style:text-properties officeooo:rsid="002e423f" officeooo:paragraph-rsid="002e423f"/>
    </style:style>
    <style:style style:name="P28" style:family="paragraph" style:parent-style-name="Standard">
      <style:text-properties officeooo:rsid="0031550c" officeooo:paragraph-rsid="0031550c"/>
    </style:style>
    <style:style style:name="P29" style:family="paragraph" style:parent-style-name="Subtitle">
      <style:text-properties style:font-name="Liberation Sans" fo:font-size="18pt" officeooo:rsid="002f0b00" officeooo:paragraph-rsid="002f0b00" style:font-name-asian="Noto Sans CJK SC" style:font-size-asian="18pt" style:font-name-complex="FreeSans" style:font-size-complex="18pt"/>
    </style:style>
    <style:style style:name="P30" style:family="paragraph" style:parent-style-name="Text_20_body">
      <style:text-properties officeooo:paragraph-rsid="002f0b00"/>
    </style:style>
    <style:style style:name="T1" style:family="text">
      <style:text-properties officeooo:rsid="00206e66"/>
    </style:style>
    <style:style style:name="T2" style:family="text">
      <style:text-properties fo:font-weight="bold" style:font-weight-asian="bold" style:font-weight-complex="bold"/>
    </style:style>
    <style:style style:name="T3" style:family="text">
      <style:text-properties fo:font-weight="bold" officeooo:rsid="00217ae2" style:font-weight-asian="bold" style:font-weight-complex="bold"/>
    </style:style>
    <style:style style:name="T4" style:family="text">
      <style:text-properties fo:font-weight="bold" officeooo:rsid="002c232a" style:font-weight-asian="bold" style:font-weight-complex="bold"/>
    </style:style>
    <style:style style:name="T5" style:family="text">
      <style:text-properties officeooo:rsid="00217ae2"/>
    </style:style>
    <style:style style:name="T6" style:family="text">
      <style:text-properties officeooo:rsid="00232a63"/>
    </style:style>
    <style:style style:name="T7" style:family="text">
      <style:text-properties officeooo:rsid="0026cae5"/>
    </style:style>
    <style:style style:name="T8" style:family="text">
      <style:text-properties officeooo:rsid="002875d9"/>
    </style:style>
    <style:style style:name="T9" style:family="text">
      <style:text-properties officeooo:rsid="002ae872"/>
    </style:style>
    <style:style style:name="T10" style:family="text">
      <style:text-properties officeooo:rsid="002c232a"/>
    </style:style>
    <style:style style:name="T11" style:family="text">
      <style:text-properties style:text-underline-style="none"/>
    </style:style>
    <style:style style:name="T12" style:family="text">
      <style:text-properties officeooo:rsid="002fcd42"/>
    </style:style>
    <style:style style:name="T13" style:family="text">
      <style:text-properties officeooo:rsid="003155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search</text:p>
      <text:p text:style-name="P1"/>
      <text:p text:style-name="Subtitle">Web Frameworks</text:p>
      <text:p text:style-name="P1"/>
      <text:h text:style-name="Heading_20_1" text:outline-level="1">Django</text:h>
      <text:p text:style-name="P1">Django is a high level web framework built with python. It has a alot of built in features that it comes with out of the box. These features are bundled into componets called apps. Apps can be added to your django project and they can automatic a lot of common <text:span text:style-name="T1">tasks involved in web development. Tasks such as user authorization and authetencation and much more. Django claims to be extremly fast, scalable and secure [1]. <text:s/>Companies like instagram, youtube, spotify and bitbucket use django [1].</text:span></text:p>
      <text:p text:style-name="P1"/>
      <text:h text:style-name="Heading_20_2" text:outline-level="2">Pros</text:h>
      <text:list xml:id="list571732961" text:style-name="L1">
        <text:list-item>
          <text:p text:style-name="P8"><text:span text:style-name="T2">Models</text:span>: Django has an inbuilt feature where you can define models in a python class. Each field in the model can be convert<text:span text:style-name="T5">ed</text:span> to a database <text:span text:style-name="T5">table</text:span>. This allows you to define your relational database as a class. You can migrate your models and django will setup a database with models you defined with a database of your choosing. The most powerful and useful feature about django models are once you migrate your models django will provide you with API to query your database through python. This is particually useful when combined with views which are discuesed <text:span text:style-name="T5">below</text:span>. <text:span text:style-name="T6">[2]</text:span></text:p>
        </text:list-item>
        <text:list-item>
          <text:p text:style-name="P12"><text:span text:style-name="T2">Urls</text:span>: Another useful feature of django is its url dispatcher. Django alows you to define your own custom urls and map them to a view which will handle the request.<text:span text:style-name="T6">[3]</text:span></text:p>
        </text:list-item>
        <text:list-item>
          <text:p text:style-name="P8"><text:span text:style-name="T2">Views</text:span>: <text:span text:style-name="T5">Views are how djangos handles requests from the user. When a user goes to a certian url you defined in your url dispatcher it will be mapped to a view. The view will process the request and return a respone e.g. a html page. Views are a big selling point for my project when combined with django model API it will allow me to make request to my database to retrieve data to be visualized. [4]</text:span></text:p>
        </text:list-item>
        <text:list-item>
          <text:p text:style-name="P7"><text:span text:style-name="T3">Uses Python</text:span><text:span text:style-name="T5">: Django uses python which I am very familuar with and has a lot of great libraries.</text:span></text:p>
        </text:list-item>
        <text:list-item>
          <text:p text:style-name="P13"><text:span text:style-name="T2">Security</text:span>: Django includes a securty layer that helps prevent Cross-site request forgery and sql ingections. [5]</text:p>
        </text:list-item>
        <text:list-item>
          <text:p text:style-name="P13"><text:span text:style-name="T2">Admin page</text:span>: Django provides you with a built in admin page that allows you to manage your models, users and groups.</text:p>
        </text:list-item>
        <text:list-item>
          <text:p text:style-name="P18"><text:span text:style-name="T2">GeoDjango</text:span>: Geodjango is a feature that comes with django that help you make spacial queries to a database. You can define spacial datatypes like multi-polygons and provides you with a model API to make spacial queries e.g. return the conntry point(x,y) is in.</text:p>
        </text:list-item>
      </text:list>
      <text:p text:style-name="P2"/>
      <text:h text:style-name="Heading_20_2" text:outline-level="2">Cons</text:h>
      <text:list xml:id="list462319170" text:style-name="L2">
        <text:list-item>
          <text:p text:style-name="P15">Everything include: Django has a lot of features include by default which allow the user</text:p>
        </text:list-item>
      </text:list>
      <text:p text:style-name="P2"/>
      <text:p text:style-name="P2"/>
      <text:h text:style-name="Heading_20_1" text:outline-level="1"><text:soft-page-break/>Flask</text:h>
      <text:p text:style-name="P19">Flask is a web framework built with python. It <text:span text:style-name="T7">is commonly called a micro framework because unlike django it doesn’t come with user autherization or a database abstraction model. However these features can be added to flask using extension. Extension are components at automate alot of common task in web development like user autherization. This way you can build a web application with just the functionality and not have any unwanted modules and bloatware. [6]</text:span></text:p>
      <text:h text:style-name="Heading_20_2" text:outline-level="2">Pros</text:h>
      <text:p text:style-name="P20"><text:span text:style-name="T2">Extensions</text:span>: <text:span text:style-name="T8">Extension allow you to create a minimal app with just the components you need.</text:span></text:p>
      <text:p text:style-name="P21"><text:span text:style-name="T2">Python</text:span>: Uses python which has a lot of great libriaries</text:p>
      <text:h text:style-name="Heading_20_2" text:outline-level="2">Cons</text:h>
      <text:p text:style-name="P21"><text:span text:style-name="T2">Documentation</text:span>: Flasks documention isnt to the same standard as djangos’</text:p>
      <text:p text:style-name="P21"><text:span text:style-name="T2">Project Structure</text:span>: While flask is a great and compact webframe work it doesn’t provide you with the same structure as django. Django provides you with a clean structured folder structure when you create a new project.</text:p>
      <text:p text:style-name="P2"/>
      <text:p text:style-name="P1"/>
      <text:h text:style-name="Heading_20_1" text:outline-level="1">Ruby on rails</text:h>
      <text:p text:style-name="P22">Ruby on rails is a web framework like flask and django. It automates a lot of the common task in web development and is built on the model view controller MVC philosophy. It uses ruby has its main programming language. <text:span text:style-name="T9">It is classifified as an optinionated framework meaning you are encourged to develop your application in way they want to. [7]</text:span></text:p>
      <text:h text:style-name="Heading_20_2" text:outline-level="2">Pros</text:h>
      <text:p text:style-name="P23"><text:span text:style-name="T2">Clean code</text:span>: Ruby enforces the MVC design pattern and forces you to write cleaner more <text:span text:style-name="T11">maintainable code.</text:span></text:p>
      <text:p text:style-name="P24"><text:span text:style-name="T2">Community</text:span>: Ruby on rails has a great community behind it with lots of posts on stackoverflow.</text:p>
      <text:h text:style-name="Heading_20_2" text:outline-level="2">Cons</text:h>
      <text:p text:style-name="P25"><text:span text:style-name="T4">Not flexible</text:span><text:span text:style-name="T10">: Ruby on rails is not as flexibale as Flask you can’t easily add extensions to it and it doesn’t have a inbuilt spacial component for dealing with spacial data like django does with geodjango.</text:span></text:p>
      <text:p text:style-name="P1"/>
      <text:p text:style-name="Subtitle">Databases</text:p>
      <text:p text:style-name="P17"/>
      <text:h text:style-name="Heading_20_1" text:outline-level="1">Postgresql</text:h>
      <text:p text:style-name="P26">Postgresql is a retional open source database is has been ACID complient since 2011. Postgresql is highly extensionable and has a big communtity behind it and a lot of documentation <text:span text:style-name="T13">[8]. </text:span>Postgresql caught my eye because of its PostGIS extension (discussed bellow). </text:p>
      <text:h text:style-name="P5" text:outline-level="2">Pros</text:h>
      <text:p text:style-name="P28">PostGis: </text:p>
      <text:h text:style-name="P5" text:outline-level="2"><text:soft-page-break/>Cons</text:h>
      <text:p text:style-name="P10"/>
      <text:p text:style-name="P10"/>
      <text:h text:style-name="Heading_20_1" text:outline-level="1">MongoDB</text:h>
      <text:p text:style-name="P17"/>
      <text:h text:style-name="P5" text:outline-level="2">Pros</text:h>
      <text:p text:style-name="P10"/>
      <text:h text:style-name="P5" text:outline-level="2">Cons</text:h>
      <text:p text:style-name="P10"/>
      <text:p text:style-name="P10"/>
      <text:h text:style-name="Heading_20_1" text:outline-level="1">SQLite</text:h>
      <text:p text:style-name="P17"/>
      <text:h text:style-name="P5" text:outline-level="2">Pros</text:h>
      <text:p text:style-name="P10"/>
      <text:h text:style-name="P5" text:outline-level="2">Cons</text:h>
      <text:p text:style-name="P10"/>
      <text:p text:style-name="P10"/>
      <text:p text:style-name="P17"/>
      <text:p text:style-name="Subtitle">Fontend Frameworks</text:p>
      <text:p text:style-name="P17"/>
      <text:h text:style-name="Heading_20_1" text:outline-level="1">React</text:h>
      <text:p text:style-name="P17"/>
      <text:h text:style-name="P5" text:outline-level="2">Pros</text:h>
      <text:p text:style-name="P10"/>
      <text:h text:style-name="P5" text:outline-level="2">Cons</text:h>
      <text:p text:style-name="P10"/>
      <text:p text:style-name="P10"/>
      <text:h text:style-name="Heading_20_1" text:outline-level="1">AngularJs</text:h>
      <text:p text:style-name="P17"/>
      <text:h text:style-name="P5" text:outline-level="2">Pros</text:h>
      <text:p text:style-name="P10"/>
      <text:h text:style-name="P5" text:outline-level="2"><text:soft-page-break/>Cons</text:h>
      <text:p text:style-name="P10"/>
      <text:p text:style-name="P10"/>
      <text:h text:style-name="Heading_20_1" text:outline-level="1">Bootstrap</text:h>
      <text:p text:style-name="P17"/>
      <text:h text:style-name="P5" text:outline-level="2">Pros</text:h>
      <text:p text:style-name="P10"/>
      <text:h text:style-name="P5" text:outline-level="2">Cons</text:h>
      <text:p text:style-name="P10"/>
      <text:p text:style-name="P10"/>
      <text:p text:style-name="Subtitle">Dev Tools</text:p>
      <text:p text:style-name="Text_20_body"/>
      <text:p text:style-name="P29">Mapping</text:p>
      <text:h text:style-name="Heading_20_1" text:outline-level="1">Leaflet</text:h>
      <text:p text:style-name="Text_20_body"/>
      <text:h text:style-name="P5" text:outline-level="2">Pros</text:h>
      <text:p text:style-name="P10"/>
      <text:h text:style-name="P5" text:outline-level="2">Cons</text:h>
      <text:p text:style-name="P10"/>
      <text:h text:style-name="Heading_20_1" text:outline-level="1">Mapbox</text:h>
      <text:h text:style-name="P6" text:outline-level="2">Pros</text:h>
      <text:p text:style-name="P11"/>
      <text:h text:style-name="P6" text:outline-level="2">Cons</text:h>
      <text:p text:style-name="P30"/>
      <text:h text:style-name="P4" text:outline-level="1">ArcGis</text:h>
      <text:h text:style-name="P6" text:outline-level="2">Pros</text:h>
      <text:p text:style-name="P11"/>
      <text:h text:style-name="P6" text:outline-level="2"><text:soft-page-break/>Cons</text:h>
      <text:p text:style-name="P11"/>
      <text:p text:style-name="Subtitle">Hosting</text:p>
      <text:p text:style-name="P17"/>
      <text:h text:style-name="Heading_20_1" text:outline-level="1">Docker</text:h>
      <text:p text:style-name="P17"/>
      <text:h text:style-name="P5" text:outline-level="2">Pros</text:h>
      <text:p text:style-name="P10"/>
      <text:h text:style-name="P5" text:outline-level="2">Cons</text:h>
      <text:p text:style-name="P10"/>
      <text:p text:style-name="P10"/>
      <text:h text:style-name="Heading_20_1" text:outline-level="1">Ngix</text:h>
      <text:p text:style-name="Text_20_body"/>
      <text:h text:style-name="P5" text:outline-level="2">Pros</text:h>
      <text:p text:style-name="P10"/>
      <text:h text:style-name="P5" text:outline-level="2">Cons</text:h>
      <text:p text:style-name="P10"/>
      <text:p text:style-name="P10"/>
      <text:h text:style-name="Heading_20_1" text:outline-level="1">Ap<text:span text:style-name="T12">a</text:span>che</text:h>
      <text:p text:style-name="Text_20_body"/>
      <text:h text:style-name="P5" text:outline-level="2">Pros</text:h>
      <text:p text:style-name="P10"/>
      <text:h text:style-name="P5" text:outline-level="2">Cons</text:h>
      <text:p text:style-name="P10"/>
      <text:p text:style-name="P10"/>
      <text:p text:style-name="Subtitle">refrences</text:p>
      <text:p text:style-name="P1"/>
      <text:p text:style-name="P1">(1) <text:a xlink:type="simple" xlink:href="https://www.djangoproject.com/" text:style-name="Internet_20_link" text:visited-style-name="Visited_20_Internet_20_Link">https://www.djangoproject.com/</text:a></text:p>
      <text:p text:style-name="P3">(2) https://docs.djangoproject.com/en/2.2/topics/db/models/</text:p>
      <text:p text:style-name="P1"><text:span text:style-name="T5">(3) </text:span><text:a xlink:type="simple" xlink:href="https://docs.djangoproject.com/en/2.2/topics/http/urls/" text:style-name="Internet_20_link" text:visited-style-name="Visited_20_Internet_20_Link">https://docs.djangoproject.com/en/2.2/topics/http/urls/</text:a></text:p>
      <text:p text:style-name="P3">(4) <text:a xlink:type="simple" xlink:href="https://docs.djangoproject.com/en/2.2/topics/http/views/" text:style-name="Internet_20_link" text:visited-style-name="Visited_20_Internet_20_Link">https://docs.djangoproject.com/en/2.2/topics/http/views/</text:a></text:p>
      <text:p text:style-name="P3">(5) <text:a xlink:type="simple" xlink:href="https://docs.djangoproject.com/en/2.0/topics/security/" text:style-name="Internet_20_link" text:visited-style-name="Visited_20_Internet_20_Link">https://docs.djangoproject.com/en/2.0/topics/security/</text:a></text:p>
      <text:p text:style-name="P3"><text:span text:style-name="T7">(6) </text:span><text:a xlink:type="simple" xlink:href="http://flask.palletsprojects.com/en/1.1.x/" text:style-name="Internet_20_link" text:visited-style-name="Visited_20_Internet_20_Link">http://flask.palletsprojects.com/en/1.1.x/</text:a></text:p>
      <text:p text:style-name="P23"><text:soft-page-break/>(7) <text:a xlink:type="simple" xlink:href="https://guides.rubyonrails.org/getting_started.html" text:style-name="Internet_20_link" text:visited-style-name="Visited_20_Internet_20_Link">https://guides.rubyonrails.org/getting_started.html</text:a></text:p>
      <text:p text:style-name="P27">(8) https://www.postgresql.org/abou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16T13:03:27.749629069</meta:creation-date>
    <dc:date>2019-10-16T17:46:25.528069268</dc:date>
    <meta:editing-duration>PT30M20S</meta:editing-duration>
    <meta:editing-cycles>10</meta:editing-cycles>
    <meta:generator>LibreOffice/6.3.2.2$Linux_X86_64 LibreOffice_project/25aaf1ddce300f673870e0f45168bdf5ba1c5316</meta:generator>
    <meta:document-statistic meta:table-count="0" meta:image-count="0" meta:object-count="0" meta:page-count="6" meta:paragraph-count="81" meta:word-count="805" meta:character-count="4941" meta:non-whitespace-character-count="4222"/>
  </office:meta>
</office:document-meta>
</file>